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6pt" fo:font-weight="normal" officeooo:rsid="0014f862" officeooo:paragraph-rsid="0014f862" style:font-size-asian="14pt" style:font-weight-asian="normal" style:font-size-complex="16pt" style:font-weight-complex="normal"/>
    </style:style>
    <style:style style:name="P2" style:family="paragraph" style:parent-style-name="Standard">
      <style:text-properties style:font-name="Liberation Serif" fo:font-size="12pt" fo:font-weight="normal" officeooo:rsid="001680f2" officeooo:paragraph-rsid="00156337" style:font-size-asian="12pt" style:font-weight-asian="normal" style:font-size-complex="12pt" style:font-weight-complex="normal"/>
    </style:style>
    <style:style style:name="P3" style:family="paragraph" style:parent-style-name="Standard">
      <style:text-properties officeooo:rsid="0011b0bb" officeooo:paragraph-rsid="0011b0bb"/>
    </style:style>
    <style:style style:name="P4" style:family="paragraph" style:parent-style-name="Standard">
      <style:text-properties fo:font-size="22pt" fo:font-weight="bold" officeooo:rsid="00195514" officeooo:paragraph-rsid="0011b0bb" style:font-size-asian="22pt" style:font-weight-asian="bold" style:font-size-complex="22pt" style:font-weight-complex="bold"/>
    </style:style>
    <style:style style:name="P5" style:family="paragraph" style:parent-style-name="Standard">
      <style:text-properties fo:font-size="16pt" fo:font-weight="normal" officeooo:rsid="001c1f22" officeooo:paragraph-rsid="001c1f22" style:font-size-asian="14pt" style:font-weight-asian="normal" style:font-size-complex="16pt" style:font-weight-complex="normal"/>
    </style:style>
    <style:style style:name="P6" style:family="paragraph" style:parent-style-name="Standard">
      <style:text-properties fo:font-size="16pt" fo:font-weight="normal" officeooo:rsid="001dce02" officeooo:paragraph-rsid="001dce02" style:font-size-asian="14pt" style:font-weight-asian="normal" style:font-size-complex="16pt" style:font-weight-complex="normal"/>
    </style:style>
    <style:style style:name="P7" style:family="paragraph" style:parent-style-name="Standard">
      <style:text-properties fo:font-size="16pt" fo:font-weight="normal" officeooo:rsid="001e673e" officeooo:paragraph-rsid="001e673e" style:font-size-asian="14pt" style:font-weight-asian="normal" style:font-size-complex="16pt" style:font-weight-complex="normal"/>
    </style:style>
    <style:style style:name="P8" style:family="paragraph" style:parent-style-name="Standard">
      <style:text-properties fo:font-size="16pt" fo:font-weight="bold" officeooo:rsid="001dce02" officeooo:paragraph-rsid="001dce02" style:font-size-asian="14pt" style:font-weight-asian="bold" style:font-size-complex="16pt" style:font-weight-complex="bold"/>
    </style:style>
    <style:style style:name="P9" style:family="paragraph" style:parent-style-name="Standard">
      <style:text-properties style:font-name="Liberation Serif" fo:font-size="13pt" fo:font-weight="normal" officeooo:rsid="0014f862" officeooo:paragraph-rsid="0014f862" style:font-size-asian="13pt" style:font-weight-asian="normal" style:font-size-complex="13pt" style:font-weight-complex="normal"/>
    </style:style>
    <style:style style:name="P10" style:family="paragraph" style:parent-style-name="Standard">
      <style:text-properties style:font-name="Liberation Serif" fo:font-size="15pt" fo:font-weight="normal" officeooo:rsid="001dce02" officeooo:paragraph-rsid="001dce02" style:font-size-asian="13.1000003814697pt" style:font-weight-asian="normal" style:font-size-complex="15pt" style:font-weight-complex="normal"/>
    </style:style>
    <style:style style:name="P11" style:family="paragraph" style:parent-style-name="Standard">
      <style:text-properties style:font-name="Liberation Serif" fo:font-size="14pt" fo:font-weight="normal" officeooo:rsid="0014f862" officeooo:paragraph-rsid="0014f862" style:font-size-asian="14pt" style:font-weight-asian="normal" style:font-size-complex="14pt" style:font-weight-complex="normal"/>
    </style:style>
    <style:style style:name="P12" style:family="paragraph" style:parent-style-name="Standard">
      <style:text-properties fo:font-size="14pt" fo:font-weight="normal" officeooo:rsid="001b03ce" officeooo:paragraph-rsid="001b03ce" style:font-size-asian="14pt" style:font-weight-asian="normal" style:font-size-complex="14pt" style:font-weight-complex="normal"/>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fo:font-weight="bold" officeooo:rsid="00195514" style:font-size-asian="22pt" style:font-weight-asian="bold" style:font-size-complex="22pt" style:font-weight-complex="bold"/>
    </style:style>
    <style:style style:name="T3" style:family="text">
      <style:text-properties fo:font-weight="bold" style:font-weight-asian="bold" style:font-weight-complex="bold"/>
    </style:style>
    <style:style style:name="T4" style:family="text">
      <style:text-properties fo:font-weight="bold" officeooo:rsid="001dce02" style:font-weight-asian="bold" style:font-weight-complex="bold"/>
    </style:style>
    <style:style style:name="T5" style:family="text">
      <style:text-properties officeooo:rsid="001dce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42"/><text:span text:style-name="T1"><text:s text:c="5"/></text:span><text:span text:style-name="T2">REPORT</text:span></text:p>
      <text:p text:style-name="P4"/>
      <text:p text:style-name="P4"/>
      <text:p text:style-name="P5">In this assignment our goal was to create an interpreter for prolog language. A database is given to us (<text:span text:style-name="T3">program.pl</text:span> used here). We created a table of atoms and rules out of it (<text:span text:style-name="T3">table </text:span>used here). </text:p>
      <text:p text:style-name="P5"/>
      <text:p text:style-name="P5">Whenever given any query , our interpreter return either <text:span text:style-name="T4">Y</text:span><text:span text:style-name="T3">es</text:span> or <text:span text:style-name="T4">N</text:span><text:span text:style-name="T3">o</text:span> or a set of answers. If any variable is involved the output is a set of answers mapped to the variables which were asked by the user. If any answer is not found the program returns <text:span text:style-name="T3">No</text:span>.</text:p>
      <text:p text:style-name="P5"/>
      <text:p text:style-name="P6">The interpreter consists of a lexer (<text:span text:style-name="T3">lexer.mll</text:span>), a parser(<text:span text:style-name="T3">parser.mly</text:span>) and a backend program(<text:span text:style-name="T3">tree.ml</text:span>). <text:s/>First of all we read the database and create our table then we parse through the input. In case of rules, we need to check multiple conditions ,which are separated by “,” , interpreted as and in prolog. The interpreter returns all the possible values of the variables after searching through the database.</text:p>
      <text:p text:style-name="P6"/>
      <text:p text:style-name="P8">TEST CASE</text:p>
      <text:p text:style-name="P6"><text:s/></text:p>
      <text:p text:style-name="P7">INPUT</text:p>
      <text:p text:style-name="P7"/>
      <text:p text:style-name="P12">father(vin,aby).</text:p>
      <text:p text:style-name="P12">father(ral,nic).</text:p>
      <text:p text:style-name="P12">father(chris,vin).</text:p>
      <text:p text:style-name="P12">father(vin,sky).</text:p>
      <text:p text:style-name="P12">mother(gina,vin). <text:s text:c="2"/></text:p>
      <text:p text:style-name="P12">mother(nic,aby).</text:p>
      <text:p text:style-name="P12">mother(ala,nic).</text:p>
      <text:p text:style-name="P12">mother(nic,sky).</text:p>
      <text:p text:style-name="P12">male(aby).</text:p>
      <text:p text:style-name="P12">female(nic).</text:p>
      <text:p text:style-name="P12">female(ala).</text:p>
      <text:p text:style-name="P12">female(gina).</text:p>
      <text:p text:style-name="P12">female(sky).</text:p>
      <text:p text:style-name="P12">male(ral).</text:p>
      <text:p text:style-name="P12">male(vin).</text:p>
      <text:p text:style-name="P12">male(chris).</text:p>
      <text:p text:style-name="P12">son(X,Y):-father(Y,X),male(X).</text:p>
      <text:p text:style-name="P12"><text:soft-page-break/>grandfather(X,Y):-father(X,K),father(K,Y).</text:p>
      <text:p text:style-name="P12">grandson(X,Y):-son(X,K),son(K,Y).</text:p>
      <text:p text:style-name="P12">married(X,Y):-father(X,K),mother(Y,K).</text:p>
      <text:p text:style-name="P9"/>
      <text:p text:style-name="P10">These are some of the queries and their output values.</text:p>
      <text:p text:style-name="P9"/>
      <text:p text:style-name="P11">?-son(X,Y).</text:p>
      <text:p text:style-name="P11">(Y:chris); (X:vin); (Y:vin); (X:aby); </text:p>
      <text:p text:style-name="P11">?-married(X,Y).</text:p>
      <text:p text:style-name="P11">(Y:nic); (X:vin); <text:s/>(Y:gina); (X:chris); <text:s/>(Y:ala); (X:ral); <text:s/>(Y:nic); (X:vin); <text:s/></text:p>
      <text:p text:style-name="P11">?-father(vin,Y).</text:p>
      <text:p text:style-name="P11">(Y:sky); (Y:aby); </text:p>
      <text:p text:style-name="P11">?-father(X,Y).</text:p>
      <text:p text:style-name="P11">(X:vin); (Y:sky); (X:chris); (Y:vin); (X:ral); (Y:nic); (X:vin); (Y:aby); </text:p>
      <text:p text:style-name="P11">?-grandfather(X,Y).</text:p>
      <text:p text:style-name="P11">(Y:sky); (X:chris); <text:s/>(Y:aby); (X:chris); <text:s/></text:p>
      <text:p text:style-name="P11">?-father(chris,aby).</text:p>
      <text:p text:style-name="P11">No</text:p>
      <text:p text:style-name="P11">?-married(vin,nic).</text:p>
      <text:p text:style-name="P11">Yes</text:p>
      <text:p text:style-name="P11">?-married(nic,vin).</text:p>
      <text:p text:style-name="P11">No</text:p>
      <text:p text:style-name="P11">?-son(aby,vin).</text:p>
      <text:p text:style-name="P11">Yes</text:p>
      <text:p text:style-name="P11">?-son(vin,aby).</text:p>
      <text:p text:style-name="P11">No</text:p>
      <text:p text:style-name="P11">?-male(ral).</text:p>
      <text:p text:style-name="P11">Yes</text:p>
      <text:p text:style-name="P11">?-grandson(chris,aby).</text:p>
      <text:p text:style-name="P11">No</text:p>
      <text:p text:style-name="P11">?-grandson(aby,chris).</text:p>
      <text:p text:style-name="P11">Yes</text:p>
      <text:p text:style-name="P11">?-grandson(X,Y).</text:p>
      <text:p text:style-name="P11">(Y:chris); (X:aby);</text:p>
      <text:p text:style-name="P1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7:47:23.713806333</meta:creation-date>
    <meta:editing-duration>PT29M16S</meta:editing-duration>
    <meta:editing-cycles>9</meta:editing-cycles>
    <meta:generator>LibreOffice/6.0.7.3$Linux_X86_64 LibreOffice_project/00m0$Build-3</meta:generator>
    <dc:date>2020-04-20T16:27:30.229561310</dc:date>
    <meta:document-statistic meta:table-count="0" meta:image-count="0" meta:object-count="0" meta:page-count="2" meta:paragraph-count="56" meta:word-count="235" meta:character-count="1869" meta:non-whitespace-character-count="1625"/>
  </office:meta>
</office:document-meta>
</file>